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480000072D56ED406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763cm, 43.82cm, 13.952cm, 5.58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42cm" svg:height="12.064cm" svg:x="1.725cm" svg:y="6.398cm">
          <draw:image xlink:href="Pictures/1000000000000F480000072D56ED406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6T23:44:42.355314100</meta:creation-date>
    <meta:print-date>2025-10-06T23:46:43.884140700</meta:print-date>
    <dc:date>2025-10-06T23:46:47.604150800</dc:date>
    <meta:editing-duration>PT2M5S</meta:editing-duration>
    <meta:editing-cycles>1</meta:editing-cycles>
    <meta:document-statistic meta:object-count="1"/>
    <meta:generator>LibreOffice/25.8.1.1$Windows_X86_64 LibreOffice_project/54047653041915e595ad4e45cccea684809c77b5</meta:generator>
  </office:meta>
</office:document-meta>
</file>